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loext:opacity="100%" style:font-name="Monospace" fo:font-size="10pt" officeooo:rsid="0014f6e6" officeooo:paragraph-rsid="0014f6e6" style:font-size-asian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f6e6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d6bf"/>
    </style:style>
    <style:style style:name="T1" style:family="text">
      <style:text-properties fo:color="#e6e6fa" loext:opacity="100%" style:font-name="Monospace" fo:font-size="10pt" officeooo:rsid="0014f6e6" style:font-size-asian="10pt"/>
    </style:style>
    <style:style style:name="T2" style:family="text">
      <style:text-properties officeooo:rsid="0014f6e6"/>
    </style:style>
    <style:style style:name="T3" style:family="text">
      <style:text-properties fo:color="#c9211e" loext:opacity="100%" style:font-name="Monospace" fo:font-size="10pt" officeooo:rsid="0014f6e6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cth Type EAGER: traz tudo </text:p>
      <text:p text:style-name="P1"/>
      <text:p text:style-name="P2"><text:span text:style-name="T3">Fetch Type Lazy: SOMENTE O</text:span><text:span text:style-name="T1"> </text:span>NECESSAR<text:span text:style-name="T2">I</text:span>O</text:p>
      <text:p text:style-name="P2"/>
      <text:p text:style-name="P2"><text:s/>id do pedido,</text:p>
      <text:p text:style-name="P3">data do pedido, </text:p>
      <text:p text:style-name="P3">valor total; </text:p>
      <text:p text:style-name="P3">Relação de itens do pedido: </text:p>
      <text:p text:style-name="P3">código e</text:p>
      <text:p text:style-name="P3">nome do produto, </text:p>
      <text:p text:style-name="P3">preço de venda, </text:p>
      <text:p text:style-name="P3">quantidade, </text:p>
      <text:p text:style-name="P3">valor bruto,</text:p>
      <text:p text:style-name="P3">percentual de desconto </text:p>
      <text:p text:style-name="P3">valor líqui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5:26:01.548782284</meta:creation-date>
    <meta:editing-duration>PT50M10S</meta:editing-duration>
    <meta:editing-cycles>2</meta:editing-cycles>
    <meta:generator>LibreOffice/7.3.7.2$Linux_X86_64 LibreOffice_project/30$Build-2</meta:generator>
    <dc:date>2024-05-24T14:08:04.231139273</dc:date>
    <meta:document-statistic meta:table-count="0" meta:image-count="0" meta:object-count="0" meta:page-count="1" meta:paragraph-count="13" meta:word-count="40" meta:character-count="238" meta:non-whitespace-character-count="202"/>
  </office:meta>
</office:document-meta>
</file>